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6aa84f" fo:font-size="12pt" style:font-size-asian="12pt" style:font-size-complex="12pt"/>
    </style:style>
    <style:style style:name="P4" style:family="paragraph" style:parent-style-name="Standard">
      <style:paragraph-properties fo:margin-top="0.1665in" fo:margin-bottom="0in" loext:contextual-spacing="false" fo:line-height="100%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color="#ffffff" fo:font-size="16pt" fo:font-weight="bold" fo:background-color="#18a303" loext:char-shading-value="0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8" style:family="text">
      <style:text-properties fo:color="#93c47d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 <text:tab/> <text:tab/> <text:tab/></text:p>
      <text:p text:style-name="P1"><text:span text:style-name="T1">Date: 26/Jan/2021</text:span></text:p>
      <text:p text:style-name="P4"><text:span text:style-name="T2">Week4</text:span></text:p>
      <text:p text:style-name="P4"/>
      <text:p text:style-name="P4"><text:span text:style-name="T3">Chapter2:<text:tab/></text:span><text:span text:style-name="T2"><text:tab/></text:span><text:span text:style-name="T6">Classes and Objects</text:span></text:p>
      <text:p text:style-name="P4"/>
      <text:p text:style-name="P4"><text:span text:style-name="T2">1. Classes: </text:span>ជាពុម្ពគម្រូសំរាប់បង្កើត <text:span text:style-name="T2">Objective</text:span></text:p>
      <text:p text:style-name="P4"/>
      <text:p text:style-name="P4"><text:span text:style-name="T5"><text:tab/></text:span><text:span text:style-name="T4">*Syntax:</text:span></text:p>
      <text:p text:style-name="P4"/>
      <text:p text:style-name="P4"><text:span text:style-name="T2"><text:tab/>class className{</text:span></text:p>
      <text:p text:style-name="P4"><text:span text:style-name="T2"><text:tab/><text:tab/>private/protected/public:</text:span></text:p>
      <text:p text:style-name="P4"><text:span text:style-name="T2"><text:tab/><text:tab/>data members; // (member variable) (Field)</text:span></text:p>
      <text:p text:style-name="P4"/>
      <text:p text:style-name="P4"><text:span text:style-name="T2"><text:tab/><text:tab/>public:</text:span></text:p>
      <text:p text:style-name="P4"><text:span text:style-name="T2"><text:tab/><text:tab/><text:tab/>function member; (member function)</text:span></text:p>
      <text:p text:style-name="P4"><text:span text:style-name="T2"><text:tab/><text:tab/><text:tab/>……………………..</text:span></text:p>
      <text:p text:style-name="P4"><text:span text:style-name="T2"><text:tab/>};</text:span></text:p>
      <text:p text:style-name="P4"><text:span text:style-name="T2">_____________________________________</text:span></text:p>
      <text:p text:style-name="P4"><text:span text:style-name="T1">Date: 02/Feb/2021</text:span></text:p>
      <text:p text:style-name="P4"/>
      <text:p text:style-name="P4"><text:span text:style-name="T2"><text:tab/>Data members, Field</text:span></text:p>
      <text:p text:style-name="P4"/>
      <text:p text:style-name="P4"><text:span text:style-name="T2"><text:tab/>Ex: </text:span>បង្កើត</text:p>
      <text:p text:style-name="P4"><text:span text:style-name="T2">______________________________________________</text:span></text:p>
      <text:p text:style-name="P4"><text:soft-page-break/><text:span text:style-name="T1">Date: 04/Feb/2021</text:span></text:p>
      <text:p text:style-name="P4"/>
      <text:p text:style-name="P4"><text:span text:style-name="T5">______________________________________________</text:span></text:p>
      <text:p text:style-name="P4"><text:span text:style-name="T1">Date: 11/Feb/2021</text:span></text:p>
      <text:p text:style-name="P4"/>
      <text:p text:style-name="P4"><text:span text:style-name="T5">:: </text:span><text:span text:style-name="T2">is a scope operator</text:span></text:p>
      <text:p text:style-name="Standard"/>
      <text:p text:style-name="Standard">______________________________________________</text:p>
      <text:p text:style-name="P4"><text:span text:style-name="T1">Date: 16/Feb/2021</text:span></text:p>
      <text:p text:style-name="Standard"/>
      <text:p text:style-name="Standard"><text:span text:style-name="T7">4. Constructors:</text:span></text:p>
      <text:p text:style-name="P2"/>
      <text:p text:style-name="Standard"><text:span text:style-name="T8">ជា Function member(Mananger Function) ដែលមានមុខងារសំរាប់ផ្តើមតំលៃអោយObjects។ហើយវាមានឈ្មោះដូចClassនិងគ្មាន Return Typeទេ ដែលចែកចេញជាពី</text:span></text:p>
      <text:p text:style-name="P3"/>
      <text:p text:style-name="Standard"><text:span text:style-name="T9">- </text:span><text:span text:style-name="T10">Default constructor</text:span><text:span text:style-name="T9">: សំរាប់តំលៃObjectដោយមិនបញ្ជូន Data ពីនៅកន្លែងបង្កើតObjectsឡើយ។</text:span></text:p>
      <text:p text:style-name="Standard"><text:span text:style-name="T9">- </text:span><text:span text:style-name="T10">Constructor with parameter</text:span><text:span text:style-name="T9">: សំរាប់តំលៃObjectដោយបញ្ជូន Data ពីនៅកន្លែងបង្កើតObjectsផ្ទាល់។</text:span></text:p>
      <text:p text:style-name="Standard"><text:span text:style-name="T9">- </text:span><text:span text:style-name="T10">Copy constructor</text:span><text:span text:style-name="T9">: សំរាប់តំលៃObjectដោយចំលង Data ពី Object ណាដែលមានស្រាប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81" meta:character-count="869" meta:non-whitespace-character-count="791"/>
    <meta:generator>LibreOfficeDev/6.0.5.2$Linux_X86_64 LibreOffice_project/</meta:generator>
  </office:meta>
</office:document-meta>
</file>